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69mm"/>
    </style:style>
    <style:style style:name="co2" style:family="table-column">
      <style:table-column-properties fo:break-before="auto" style:column-width="180.27mm"/>
    </style:style>
    <style:style style:name="co3" style:family="table-column">
      <style:table-column-properties fo:break-before="auto" style:column-width="22.58mm"/>
    </style:style>
    <style:style style:name="ro1" style:family="table-row">
      <style:table-row-properties style:row-height="36.25mm" fo:break-before="auto" style:use-optimal-row-height="true"/>
    </style:style>
    <style:style style:name="ro2" style:family="table-row">
      <style:table-row-properties style:row-height="44.19mm" fo:break-before="auto" style:use-optimal-row-height="true"/>
    </style:style>
    <style:style style:name="ro3" style:family="table-row">
      <style:table-row-properties style:row-height="24.34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2.44mm" fo:break-before="auto" style:use-optimal-row-height="true"/>
    </style:style>
    <style:style style:name="ro7" style:family="table-row">
      <style:table-row-properties style:row-height="48.15mm" fo:break-before="auto" style:use-optimal-row-height="true"/>
    </style:style>
    <style:style style:name="ro8" style:family="table-row">
      <style:table-row-properties style:row-height="16.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2"/>
        <table:table-row table:style-name="ro1">
          <table:table-cell office:value-type="string" calcext:value-type="string">
            <text:p>Standard Precipitation Index (SPI)</text:p>
          </table:table-cell>
          <table:table-cell office:value-type="string" calcext:value-type="string">
            <text:p>The Standardized Precipitation Index is the number of standard deviations that observed cumulative precipitation deviates from the climatological average. It can be calculated for any time scale. It is used to define meteorological drought.</text:p>
            <text:p>To compute the index, a long-term time series of precipitation accumulations over the desired time scale are used to estimate an appropriate probability density function.</text:p>
            <text:p>To calculate the SPI, first, the precipitation data are fitted to a suitable probability distribution, and then transformed into standard normal distribution having mean zero and standard deviation one. In our study, we considered six available distributions such as gamma, generalized extreme value (GEV), exponential, lognormal, and weibull distribution, employed the Akaike information criterion (AIC) to find the best fitted distribution.</text:p>
          </table:table-cell>
        </table:table-row>
        <table:table-row table:style-name="ro2">
          <table:table-cell office:value-type="string" calcext:value-type="string">
            <text:p>Standardized Evapotranspiration Index (SPEI)</text:p>
          </table:table-cell>
          <table:table-cell office:value-type="string" calcext:value-type="string">
            <text:p><text:span text:style-name="T1">Like the Palmer drought severity index (PDSI), the SPEI considers the effect of reference evapotranspiration on drought severity, but the multi-scalar nature of the SPEI enables identification of different drought types and drought impacts on diverse systems. It is used to define meteorological drought.</text:span></text:p>
            <text:p>The difference between SPEI and SPI is that the SPEI captures the impact of temperature on water demand</text:p>
            <text:p>through combining temperature into the model to estimate the potential evapotranspiration (PET).</text:p>
            <text:p>SPEI uses “climatic water balance”, the difference between precipitation and reference evapotranspiration (P – ET0), rather than precipitation (P) as the input. The climatic water balance compares the available water (P) with the atmospheric evaporative demand (ET0)</text:p>
            <text:p>The climatic water balance is calculated at various time scales (i.e. over one month, two months, three months, etc.), and the resulting values are fit to appropriate probability distribution to transform the original values to standardized units that are comparable in space and time and at different SPEI time scales.</text:p>
          </table:table-cell>
        </table:table-row>
        <table:table-row table:style-name="ro3">
          <table:table-cell office:value-type="string" calcext:value-type="string">
            <text:p>Standard Streamflow Index (SSI)</text:p>
          </table:table-cell>
          <table:table-cell office:value-type="string" calcext:value-type="string">
            <text:p>Flow drought indices and standardized runoff indices (Shukla &amp; Wood, 2008), which have similar theoretical backgrounds, are two important standardized hydrological drought indices. Thus, calculations of SSI is the same as the process of calculating SPI, the only difference is that instead of precipitation data, surface run-off data are used. Like SPI, this index shows a proper gamma distribution. Therefore, the cumulative flow values are estimated individually for each month; then, the SSI is calculated.</text:p>
            <text:p>This is used to define hydrological drought.</text:p>
          </table:table-cell>
        </table:table-row>
        <table:table-row table:style-name="ro4">
          <table:table-cell office:value-type="string" calcext:value-type="string">
            <text:p>Standardized Runoff Index (SRI)</text:p>
          </table:table-cell>
          <table:table-cell office:value-type="string" calcext:value-type="string">
            <text:p>SRI is defined as the unit standard normal deviate associated with the percentile of hydrologic runoff accumulated over a specific duration</text:p>
          </table:table-cell>
        </table:table-row>
        <table:table-row table:style-name="ro5">
          <table:table-cell office:value-type="string" calcext:value-type="string">
            <text:p>Palmer Hydrological Drought Index (PHDI) </text:p>
          </table:table-cell>
          <table:table-cell/>
        </table:table-row>
        <table:table-row table:style-name="ro6">
          <table:table-cell office:value-type="string" calcext:value-type="string">
            <text:p>Akaike information criterion (AIC)</text:p>
          </table:table-cell>
          <table:table-cell office:value-type="string" calcext:value-type="string">
            <text:p>Akaike information criterion (AIC) (Akaike, 1974) is a fined technique based on in-sample fit to estimate the likelihood of a model to predict/estimate the future values.</text:p>
            <text:p>A good model is the one that has minimum AIC among all the other models.</text:p>
          </table:table-cell>
        </table:table-row>
        <table:table-row table:style-name="ro4">
          <table:table-cell office:value-type="string" calcext:value-type="string">
            <text:p>Bayesian information criterion (BIC)</text:p>
          </table:table-cell>
          <table:table-cell office:value-type="string" calcext:value-type="string">
            <text:p>Bayesian information criterion (Stone, 1979) is another criteria for model selection that measures the trade-off between model fit and complexity of the model. A lower AIC or BIC value indicates a better fit.</text:p>
          </table:table-cell>
        </table:table-row>
        <table:table-row table:style-name="ro2">
          <table:table-cell office:value-type="string" calcext:value-type="string">
            <text:p>Response Rate</text:p>
          </table:table-cell>
          <table:table-cell table:style-name="ce3" office:value-type="string" calcext:value-type="string">
            <text:p>The response rate is employed to understand the connection between meteorological and hydrological droughts. The response rate is defined as the percentage of meteorological droughts that propagated to hydrological drought through hydrological cycle. If the percentage of propagation is high, this means that hydrological drought is more sensitive to meteorological drought, whereas a lower percentage indicates that the relationship</text:p>
            <text:p>is weak.</text:p>
            <text:p>The mathematical expression of the response rate is given as,</text:p>
            <text:p/>
            <text:p>Rr = (n/m)*100,</text:p>
            <text:p>Rr: is the response rate in percentage,</text:p>
            <text:p>m is the number of meteorological droughts during the data period,</text:p>
            <text:p>n is the number hydrological droughts responded to meteorological droughts</text:p>
          </table:table-cell>
        </table:table-row>
        <table:table-row table:style-name="ro7">
          <table:table-cell office:value-type="string" calcext:value-type="string">
            <text:p>Pearson correlation analysis</text:p>
          </table:table-cell>
          <table:table-cell office:value-type="string" calcext:value-type="string">
            <text:p>Correlation is a technique for investigating the relationship between two quantitative, continuous variables, for example, age and blood pressure. Pearson's correlation coefficient (r) is a measure of the strength of the association between the two variables.</text:p>
            <text:p>It is a statistic that measures linear correlation between two variables X and Y. It has a value between +1 and −1. A value of +1 is total positive linear correlation, 0 is no linear correlation, and −1 is total negative linear correlation.</text:p>
            <text:p>Pearson's correlation coefficient is the covariance of the two variables divided by the product of their standard deviations.</text:p>
            <text:p>The first step in studying the relationship between two continuous variables is to draw a scatter plot of the variables to check for linearity. The correlation coefficient should not be calculated if the relationship is not linear. </text:p>
            <text:p>The nearer the scatter of points is to a straight line, the higher the strength of association between the variables. Also, it does not matter what measurement units are used.</text:p>
          </table:table-cell>
        </table:table-row>
        <table:table-row table:style-name="ro1">
          <table:table-cell office:value-type="string" calcext:value-type="string">
            <text:p>Bayesian Network Model</text:p>
          </table:table-cell>
          <table:table-cell office:value-type="string" calcext:value-type="string">
            <text:p>We have two random variables: a weekly lag time (LT) and an intensity of meteorological drought (I), The weekly lag time (‘LT’) is a dependent variable, whereas the intensity of drought (‘I’) is an independent variable. Thus, the weekly lag time depends on the intensity of drought. The probability of weekly lag time conditioned on the intensity of meteorological drought is given as,</text:p>
            <text:p/>
            <text:p>P(LT | I) = P(I, LT) / P(I) = C(I, LT) / P(I)</text:p>
            <text:p>where P(I) and P(LT) is the probabilities of the intensity of drought and the weekly lag time, respectively.</text:p>
            <text:p> P(I, LT) is the joint probability between the weekly lag time and the intensity of drought, which can be estimated using a copula function as C(I, LT)</text:p>
          </table:table-cell>
        </table:table-row>
        <table:table-row table:style-name="ro4">
          <table:table-cell office:value-type="string" calcext:value-type="string">
            <text:p>Relationship Between Meteorological and</text:p>
            <text:p>Hydrological Drought</text:p>
          </table:table-cell>
          <table:table-cell office:value-type="string" calcext:value-type="string">
            <text:p>We use the response rate to describe the percentage of meteorological drought propagated to hydrological drought.</text:p>
          </table:table-cell>
        </table:table-row>
        <table:table-row table:style-name="ro8">
          <table:table-cell office:value-type="string" calcext:value-type="string">
            <text:p>Weekly Lag Time and Its Spatial Distribution</text:p>
          </table:table-cell>
          <table:table-cell office:value-type="string" calcext:value-type="string">
            <text:p>The lag time is defined as the time taken by meteorological drought to propagate to hydrological drought through the terrestrial part of the hydrological cycle.</text:p>
            <text:p>The lag time between hydrological and meteorological droughts is estimated using the drought indices, e.g., SPI and SPEI for meteorological drought, and SRI for hydrological drought</text:p>
          </table:table-cell>
        </table:table-row>
        <table:table-row table:style-name="ro4">
          <table:table-cell office:value-type="string" calcext:value-type="string">
            <text:p>Probabilistic Relationship</text:p>
          </table:table-cell>
          <table:table-cell office:value-type="string" calcext:value-type="string">
            <text:p>A Bayesian network model was used here to model the probability between random variables. We have two random variables: the weekly lag time and the intensity of metrological drought.</text:p>
          </table:table-cell>
        </table:table-row>
        <table:table-row table:style-name="ro5" table:number-rows-repeated="1048562">
          <table:table-cell table:number-columns-repeated="2"/>
        </table:table-row>
        <table:table-row table:style-name="ro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2T11:42:40.195226458</meta:creation-date>
    <dc:date>2020-09-12T13:15:56.547974118</dc:date>
    <meta:editing-duration>PT1H10M20S</meta:editing-duration>
    <meta:editing-cycles>13</meta:editing-cycles>
    <meta:generator>LibreOffice/6.0.7.3$Linux_X86_64 LibreOffice_project/00m0$Build-3</meta:generator>
    <meta:document-statistic meta:table-count="1" meta:cell-count="25" meta:object-count="0"/>
  </office:meta>
</office:document-meta>
</file>